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8pt" style:text-underline-style="solid" style:text-underline-width="auto" style:text-underline-color="font-color" fo:font-weight="bold" officeooo:rsid="000a9463" officeooo:paragraph-rsid="000a946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a9463"/>
    </style:style>
    <style:style style:name="P3" style:family="paragraph" style:parent-style-name="Standard">
      <style:paragraph-properties fo:text-align="start" style:justify-single-word="false"/>
      <style:text-properties officeooo:rsid="000b5fde" officeooo:paragraph-rsid="000b5fde"/>
    </style:style>
    <style:style style:name="T1" style:family="text">
      <style:text-properties style:font-name="Tahoma" fo:font-size="16pt" style:text-underline-style="none" fo:font-weight="normal" officeooo:rsid="000a9463" style:font-size-asian="14pt" style:font-weight-asian="normal" style:font-size-complex="16pt" style:font-weight-complex="normal"/>
    </style:style>
    <style:style style:name="T2" style:family="text">
      <style:text-properties style:font-name="Tahoma" fo:font-size="16pt" style:font-size-asian="16pt" style:font-size-complex="16pt"/>
    </style:style>
    <style:style style:name="T3" style:family="text">
      <style:text-properties style:font-name="Tahoma" fo:font-size="16pt" officeooo:rsid="000a9463" style:font-size-asian="16pt" style:font-size-complex="16pt"/>
    </style:style>
    <style:style style:name="T4" style:family="text">
      <style:text-properties style:font-name="Tahoma" fo:font-size="18pt" style:text-underline-style="none" fo:font-weight="normal" officeooo:rsid="000a9463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s ist Rithmomachie?</text:p>
      <text:p text:style-name="P1"/>
      <text:p text:style-name="P2"><text:span text:style-name="T1">Rithmomachie, oder Zahlenkampfspiel ist ein aus dem Mittelalter stammendes mathematisches Brettspiel. Es orientiert sich an den Harmonietheorien des</text:span><text:span text:style-name="T4"> </text:span><text:span text:style-name="T2">Boëthius. </text:span><text:span text:style-name="T3">Während seiner Blütezeit stand es durchaus in Konkurrenz zum heute deutlich weiter verbreiteten Schach.</text:span></text:p>
      <text:p text:style-name="P3"><text:span text:style-name="T3">A</text:span><text:span text:style-name="T2">n europäischen Domschulen wurde das Spiel verwendet, um Arithmetik, Proportionenlehre und Musiktheorie zu unterrrichten.</text:span></text:p>
      <text:p text:style-name="P3"><text:span text:style-name="T2">Nachdem es zum Ende des 16. Jahrhunder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16:55.148000000</meta:creation-date>
    <dc:date>2018-02-19T14:31:13.144000000</dc:date>
    <meta:editing-duration>PT4M7S</meta:editing-duration>
    <meta:editing-cycles>1</meta:editing-cycles>
    <meta:document-statistic meta:table-count="0" meta:image-count="0" meta:object-count="0" meta:page-count="1" meta:paragraph-count="4" meta:word-count="57" meta:character-count="444" meta:non-whitespace-character-count="391"/>
    <meta:generator>LibreOffice/5.4.2.2$Windows_X86_64 LibreOffice_project/22b09f6418e8c2d508a9eaf86b2399209b0990f4</meta:generator>
  </office:meta>
</office:document-meta>
</file>